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font-size="32pt" style:font-size-asian="32pt" style:font-size-complex="32pt"/>
    </style:style>
    <style:style style:name="P2"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3" style:family="paragraph" style:parent-style-name="Standard">
      <style:text-properties fo:font-size="14pt" style:font-size-asian="14pt" style:font-size-complex="14pt"/>
    </style:style>
    <style:style style:name="P4" style:family="paragraph" style:parent-style-name="Standard">
      <style:text-properties fo:font-size="14pt" officeooo:paragraph-rsid="0002c9d6" style:font-size-asian="14pt" style:font-size-complex="14pt"/>
    </style:style>
    <style:style style:name="P5" style:family="paragraph" style:parent-style-name="Standard">
      <style:text-properties fo:font-size="14pt" officeooo:rsid="002ab161" officeooo:paragraph-rsid="002ab161" style:font-size-asian="14pt" style:font-size-complex="14pt"/>
    </style:style>
    <style:style style:name="P6" style:family="paragraph" style:parent-style-name="Standard">
      <style:text-properties fo:font-size="14pt" officeooo:paragraph-rsid="002ca2e4" style:font-size-asian="14pt" style:font-size-complex="14pt"/>
    </style:style>
    <style:style style:name="P7" style:family="paragraph" style:parent-style-name="Standard">
      <style:text-properties fo:font-size="14pt" officeooo:rsid="002ca2e4" officeooo:paragraph-rsid="002ca2e4" style:font-size-asian="14pt" style:font-size-complex="14pt"/>
    </style:style>
    <style:style style:name="P8" style:family="paragraph" style:parent-style-name="Standard">
      <style:text-properties fo:font-size="14pt" officeooo:rsid="002ca2e4" officeooo:paragraph-rsid="002f6381" style:font-size-asian="14pt" style:font-size-complex="14pt"/>
    </style:style>
    <style:style style:name="P9" style:family="paragraph" style:parent-style-name="Standard">
      <style:text-properties fo:font-size="14pt" officeooo:paragraph-rsid="00319a24" style:font-size-asian="14pt" style:font-size-complex="14pt"/>
    </style:style>
    <style:style style:name="P10" style:family="paragraph" style:parent-style-name="Standard">
      <style:text-properties fo:font-size="14pt" officeooo:paragraph-rsid="003277f8" style:font-size-asian="14pt" style:font-size-complex="14pt"/>
    </style:style>
    <style:style style:name="P11" style:family="paragraph" style:parent-style-name="Standard">
      <style:text-properties fo:font-size="14pt" fo:font-style="italic" style:font-size-asian="14pt" style:font-style-asian="italic" style:font-size-complex="14pt" style:font-style-complex="italic"/>
    </style:style>
    <style:style style:name="P12"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13" style:family="paragraph" style:parent-style-name="Standard">
      <style:paragraph-properties fo:text-align="center" style:justify-single-word="false"/>
      <style:text-properties fo:font-size="20pt" officeooo:paragraph-rsid="003277f8" style:font-size-asian="20pt" style:font-size-complex="20pt"/>
    </style:style>
    <style:style style:name="P14" style:family="paragraph" style:parent-style-name="Standard">
      <style:text-properties style:font-name="Courier 10 Pitch" fo:font-size="14pt" officeooo:rsid="002ab161" officeooo:paragraph-rsid="002ab161" style:font-size-asian="14pt" style:font-size-complex="14pt"/>
    </style:style>
    <style:style style:name="P15" style:family="paragraph" style:parent-style-name="Standard">
      <style:text-properties style:text-position="0% 100%" style:font-name="Liberation Serif" fo:font-size="14pt" fo:font-style="normal" fo:font-weight="normal" officeooo:rsid="002ab161" officeooo:paragraph-rsid="0002c9d6" style:font-name-asian="DejaVu Sans" style:font-size-asian="12.25pt" style:font-style-asian="normal" style:font-weight-asian="normal" style:font-name-complex="Lohit Hindi" style:font-size-complex="14pt" style:font-style-complex="normal" style:font-weight-complex="normal"/>
    </style:style>
    <style:style style:name="P16" style:family="paragraph" style:parent-style-name="Standard">
      <style:text-properties style:text-position="0% 100%" style:font-name="Liberation Serif" fo:font-size="14pt" fo:font-style="normal" fo:font-weight="normal" officeooo:rsid="002ab161" officeooo:paragraph-rsid="002ab161" style:font-name-asian="DejaVu Sans" style:font-size-asian="12.25pt" style:font-style-asian="normal" style:font-weight-asian="normal" style:font-name-complex="Lohit Hindi" style:font-size-complex="14pt" style:font-style-complex="normal" style:font-weight-complex="normal"/>
    </style:style>
    <style:style style:name="P17" style:family="paragraph" style:parent-style-name="Standard">
      <style:text-properties style:text-position="0% 100%" style:font-name="Liberation Serif" fo:font-size="14pt" fo:font-style="normal" fo:font-weight="normal" officeooo:rsid="002ab161" officeooo:paragraph-rsid="002ca2e4" style:font-name-asian="DejaVu Sans" style:font-size-asian="12.25pt" style:font-style-asian="normal" style:font-weight-asian="normal" style:font-name-complex="Lohit Hindi" style:font-size-complex="14pt" style:font-style-complex="normal" style:font-weight-complex="normal"/>
    </style:style>
    <style:style style:name="P18" style:family="paragraph" style:parent-style-name="Standard">
      <style:text-properties style:text-position="0% 100%" style:font-name="Liberation Serif" fo:font-size="14pt" fo:font-style="normal" fo:font-weight="normal" officeooo:rsid="002ca2e4" officeooo:paragraph-rsid="002ca2e4" style:font-name-asian="DejaVu Sans" style:font-size-asian="14pt" style:font-style-asian="normal" style:font-weight-asian="normal" style:font-name-complex="Lohit Hindi" style:font-size-complex="14pt" style:font-style-complex="normal" style:font-weight-complex="normal"/>
    </style:style>
    <style:style style:name="P19" style:family="paragraph" style:parent-style-name="Standard">
      <style:text-properties style:text-position="0% 100%" style:font-name="Liberation Serif" fo:font-size="14pt" fo:font-style="normal" fo:font-weight="normal" officeooo:rsid="002ca2e4" officeooo:paragraph-rsid="00319a24" style:font-name-asian="DejaVu Sans" style:font-size-asian="14pt" style:font-style-asian="normal" style:font-weight-asian="normal" style:font-name-complex="Lohit Hindi" style:font-size-complex="14pt" style:font-style-complex="normal" style:font-weight-complex="normal"/>
    </style:style>
    <style:style style:name="P20" style:family="paragraph" style:parent-style-name="Standard">
      <style:text-properties style:text-position="0% 100%" style:font-name="Liberation Serif" fo:font-size="14pt" fo:font-style="normal" fo:font-weight="normal" officeooo:rsid="002f6381" officeooo:paragraph-rsid="002f6381" style:font-name-asian="DejaVu Sans" style:font-size-asian="14pt" style:font-style-asian="normal" style:font-weight-asian="normal" style:font-name-complex="Lohit Hindi" style:font-size-complex="14pt" style:font-style-complex="normal" style:font-weight-complex="normal"/>
    </style:style>
    <style:style style:name="P21" style:family="paragraph" style:parent-style-name="Standard">
      <style:text-properties style:text-position="0% 100%" style:font-name="Liberation Serif" fo:font-size="14pt" fo:font-style="normal" fo:font-weight="normal" officeooo:rsid="00319a24" officeooo:paragraph-rsid="00319a24" style:font-name-asian="DejaVu Sans" style:font-size-asian="14pt" style:font-style-asian="normal" style:font-weight-asian="normal" style:font-name-complex="Lohit Hindi" style:font-size-complex="14pt" style:font-style-complex="normal" style:font-weight-complex="normal"/>
    </style:style>
    <style:style style:name="P22" style:family="paragraph" style:parent-style-name="Standard">
      <style:text-properties style:text-position="0% 100%" style:font-name="Liberation Serif" fo:font-size="14pt" fo:font-style="normal" fo:font-weight="normal" officeooo:rsid="00319a24" officeooo:paragraph-rsid="00323031" style:font-name-asian="DejaVu Sans" style:font-size-asian="14pt" style:font-style-asian="normal" style:font-weight-asian="normal" style:font-name-complex="Lohit Hindi" style:font-size-complex="14pt" style:font-style-complex="normal" style:font-weight-complex="normal"/>
    </style:style>
    <style:style style:name="P23" style:family="paragraph" style:parent-style-name="Standard">
      <style:text-properties style:text-position="0% 100%" style:font-name="Liberation Serif" fo:font-size="14pt" fo:font-style="normal" fo:font-weight="normal" officeooo:rsid="003277f8" officeooo:paragraph-rsid="003277f8" style:font-name-asian="DejaVu Sans" style:font-size-asian="14pt" style:font-style-asian="normal" style:font-weight-asian="normal" style:font-name-complex="Lohit Hindi" style:font-size-complex="14pt" style:font-style-complex="normal" style:font-weight-complex="normal"/>
    </style:style>
    <style:style style:name="P24" style:family="paragraph" style:parent-style-name="Standard">
      <style:text-properties style:text-position="0% 100%" style:font-name="Liberation Serif" fo:font-size="14pt" fo:font-style="normal" fo:font-weight="normal" officeooo:rsid="00330413" officeooo:paragraph-rsid="00330413" style:font-name-asian="DejaVu Sans" style:font-size-asian="14pt" style:font-style-asian="normal" style:font-weight-asian="normal" style:font-name-complex="Lohit Hindi" style:font-size-complex="14pt" style:font-style-complex="normal" style:font-weight-complex="normal"/>
    </style:style>
    <style:style style:name="P25" style:family="paragraph" style:parent-style-name="Standard">
      <style:text-properties style:text-position="0% 100%" style:font-name="Liberation Serif" fo:font-size="14pt" fo:font-style="normal" fo:font-weight="normal" officeooo:rsid="003409f9" officeooo:paragraph-rsid="003409f9" style:font-name-asian="DejaVu Sans" style:font-size-asian="14pt" style:font-style-asian="normal" style:font-weight-asian="normal" style:font-name-complex="Lohit Hindi" style:font-size-complex="14pt" style:font-style-complex="normal" style:font-weight-complex="normal"/>
    </style:style>
    <style:style style:name="P26" style:family="paragraph" style:parent-style-name="Standard">
      <style:text-properties style:text-position="0% 100%" style:font-name="Liberation Serif" fo:font-size="14pt" fo:font-style="normal" fo:font-weight="normal" officeooo:rsid="003409f9" officeooo:paragraph-rsid="00350ee4" style:font-name-asian="DejaVu Sans" style:font-size-asian="14pt" style:font-style-asian="normal" style:font-weight-asian="normal" style:font-name-complex="Lohit Hindi" style:font-size-complex="14pt" style:font-style-complex="normal" style:font-weight-complex="normal"/>
    </style:style>
    <style:style style:name="P27" style:family="paragraph" style:parent-style-name="Standard">
      <style:text-properties style:text-position="0% 100%" style:font-name="Liberation Serif" fo:font-size="14pt" fo:font-style="normal" fo:font-weight="normal" officeooo:rsid="003409f9" officeooo:paragraph-rsid="00367330" style:font-name-asian="DejaVu Sans" style:font-size-asian="14pt" style:font-style-asian="normal" style:font-weight-asian="normal" style:font-name-complex="Lohit Hindi" style:font-size-complex="14pt" style:font-style-complex="normal" style:font-weight-complex="normal"/>
    </style:style>
    <style:style style:name="P28" style:family="paragraph" style:parent-style-name="Standard">
      <style:text-properties style:text-position="0% 100%" style:font-name="Liberation Serif" fo:font-size="14pt" fo:font-style="normal" fo:font-weight="normal" officeooo:rsid="0036e187" officeooo:paragraph-rsid="0036e187" style:font-name-asian="DejaVu Sans" style:font-size-asian="14pt" style:font-style-asian="normal" style:font-weight-asian="normal" style:font-name-complex="Lohit Hindi" style:font-size-complex="14pt" style:font-style-complex="normal" style:font-weight-complex="normal"/>
    </style:style>
    <style:style style:name="P29" style:family="paragraph" style:parent-style-name="Standard">
      <style:text-properties style:text-position="0% 100%" style:font-name="Liberation Serif" fo:font-size="14pt" fo:font-style="normal" fo:font-weight="normal" officeooo:rsid="0038cd45" officeooo:paragraph-rsid="0038cd45" style:font-name-asian="DejaVu Sans" style:font-size-asian="14pt" style:font-style-asian="normal" style:font-weight-asian="normal" style:font-name-complex="Lohit Hindi" style:font-size-complex="14pt" style:font-style-complex="normal" style:font-weight-complex="normal"/>
    </style:style>
    <style:style style:name="P30" style:family="paragraph" style:parent-style-name="Standard">
      <style:text-properties style:text-position="0% 100%" style:font-name="Liberation Serif" fo:font-size="14pt" fo:font-style="normal" fo:font-weight="normal" officeooo:rsid="00394068" officeooo:paragraph-rsid="00394068" style:font-name-asian="DejaVu Sans" style:font-size-asian="14pt" style:font-style-asian="normal" style:font-weight-asian="normal" style:font-name-complex="Lohit Hindi" style:font-size-complex="14pt" style:font-style-complex="normal" style:font-weight-complex="normal"/>
    </style:style>
    <style:style style:name="P31" style:family="paragraph" style:parent-style-name="Standard">
      <style:text-properties style:text-position="0% 100%" style:font-name="Courier 10 Pitch" fo:font-size="14pt" fo:font-style="normal" fo:font-weight="normal" officeooo:rsid="002ab161" officeooo:paragraph-rsid="002ab161" style:font-name-asian="DejaVu Sans" style:font-size-asian="12.25pt" style:font-style-asian="normal" style:font-weight-asian="normal" style:font-name-complex="Lohit Hindi" style:font-size-complex="14pt" style:font-style-complex="normal" style:font-weight-complex="normal"/>
    </style:style>
    <style:style style:name="P32" style:family="paragraph" style:parent-style-name="Standard">
      <style:paragraph-properties fo:text-align="center" style:justify-single-word="false" fo:break-before="page"/>
      <style:text-properties fo:font-size="20pt" officeooo:paragraph-rsid="002ca2e4" style:font-size-asian="20pt" style:font-size-complex="20pt"/>
    </style:style>
    <style:style style:name="P33" style:family="paragraph" style:parent-style-name="Standard">
      <style:paragraph-properties fo:text-align="center" style:justify-single-word="false" fo:break-before="page"/>
      <style:text-properties fo:font-size="20pt" officeooo:paragraph-rsid="00319a24" style:font-size-asian="20pt" style:font-size-complex="20pt"/>
    </style:style>
    <style:style style:name="P34" style:family="paragraph" style:parent-style-name="Standard">
      <style:text-properties style:text-position="0% 100%" style:font-name="Liberation Serif" fo:font-size="14pt" fo:font-style="normal" fo:font-weight="normal" officeooo:rsid="002ca2e4" officeooo:paragraph-rsid="002ca2e4" style:font-name-asian="DejaVu Sans" style:font-size-asian="14pt" style:font-style-asian="normal" style:font-weight-asian="normal" style:font-name-complex="Lohit Hindi" style:font-size-complex="14pt" style:font-style-complex="normal" style:font-weight-complex="normal"/>
    </style:style>
    <style:style style:name="P35" style:family="paragraph" style:parent-style-name="Standard">
      <style:text-properties style:text-position="0% 100%" style:font-name="Liberation Serif" fo:font-size="14pt" fo:font-style="normal" fo:font-weight="normal" officeooo:rsid="00319a24" officeooo:paragraph-rsid="0039dbf1" style:font-name-asian="DejaVu Sans" style:font-size-asian="14pt" style:font-style-asian="normal" style:font-weight-asian="normal" style:font-name-complex="Lohit Hindi" style:font-size-complex="14pt" style:font-style-complex="normal" style:font-weight-complex="normal"/>
    </style:style>
    <style:style style:name="P36" style:family="paragraph" style:parent-style-name="Standard">
      <style:text-properties style:text-position="0% 100%" style:font-name="Liberation Serif" fo:font-size="14pt" fo:font-style="normal" fo:font-weight="normal" officeooo:rsid="0039dbf1" officeooo:paragraph-rsid="0039dbf1" style:font-name-asian="DejaVu Sans" style:font-size-asian="14pt" style:font-style-asian="normal" style:font-weight-asian="normal" style:font-name-complex="Lohit Hindi" style:font-size-complex="14pt" style:font-style-complex="normal" style:font-weight-complex="normal"/>
    </style:style>
    <style:style style:name="P37" style:family="paragraph" style:parent-style-name="Standard">
      <style:text-properties style:text-position="0% 100%" style:font-name="Courier 10 Pitch" fo:font-size="14pt" fo:font-style="normal" fo:font-weight="normal" officeooo:rsid="0039dbf1" officeooo:paragraph-rsid="0039dbf1" style:font-name-asian="DejaVu Sans" style:font-size-asian="14pt" style:font-style-asian="normal" style:font-weight-asian="normal" style:font-name-complex="Lohit Hindi" style:font-size-complex="14pt" style:font-style-complex="normal" style:font-weight-complex="normal"/>
    </style:style>
    <style:style style:name="P38" style:family="paragraph" style:parent-style-name="Standard">
      <style:text-properties style:text-position="0% 100%" style:font-name="Courier 10 Pitch" fo:font-size="14pt" fo:font-style="normal" fo:font-weight="normal" officeooo:rsid="0039dbf1" officeooo:paragraph-rsid="003aa2ee" style:font-name-asian="DejaVu Sans" style:font-size-asian="14pt" style:font-style-asian="normal" style:font-weight-asian="normal" style:font-name-complex="Lohit Hindi" style:font-size-complex="14pt" style:font-style-complex="normal" style:font-weight-complex="normal"/>
    </style:style>
    <style:style style:name="P39" style:family="paragraph" style:parent-style-name="Standard">
      <style:text-properties style:text-position="0% 100%" style:font-name="Courier 10 Pitch" fo:font-size="14pt" fo:font-style="normal" fo:font-weight="normal" officeooo:rsid="003aa2ee" officeooo:paragraph-rsid="003aa2ee" style:font-name-asian="DejaVu Sans" style:font-size-asian="14pt" style:font-style-asian="normal" style:font-weight-asian="normal" style:font-name-complex="Lohit Hindi" style:font-size-complex="14pt" style:font-style-complex="normal" style:font-weight-complex="normal"/>
    </style:style>
    <style:style style:name="P40" style:family="paragraph" style:parent-style-name="Standard">
      <style:text-properties style:text-position="0% 100%" style:font-name="Liberation Sans" fo:font-size="14pt" fo:font-style="normal" fo:font-weight="normal" officeooo:rsid="0039dbf1" officeooo:paragraph-rsid="0039dbf1" style:font-name-asian="DejaVu Sans" style:font-size-asian="14pt" style:font-style-asian="normal" style:font-weight-asian="normal" style:font-name-complex="Lohit Hindi" style:font-size-complex="14pt" style:font-style-complex="normal" style:font-weight-complex="normal"/>
    </style:style>
    <style:style style:name="P41" style:family="paragraph" style:parent-style-name="Standard">
      <style:text-properties style:text-position="0% 100%" style:font-name="Liberation Serif" fo:font-size="14pt" fo:font-style="normal" fo:font-weight="normal" officeooo:rsid="0039dbf1" officeooo:paragraph-rsid="003aa2ee" style:font-name-asian="DejaVu Sans" style:font-size-asian="14pt" style:font-style-asian="normal" style:font-weight-asian="normal" style:font-name-complex="Lohit Hindi" style:font-size-complex="14pt" style:font-style-complex="normal" style:font-weight-complex="normal"/>
    </style:style>
    <style:style style:name="P42" style:family="paragraph" style:parent-style-name="Standard">
      <style:text-properties style:text-position="0% 100%" style:font-name="Liberation Serif" fo:font-size="14pt" fo:font-style="normal" fo:font-weight="normal" officeooo:rsid="003aa2ee" officeooo:paragraph-rsid="003aa2ee" style:font-name-asian="DejaVu Sans" style:font-size-asian="14pt" style:font-style-asian="normal" style:font-weight-asian="normal" style:font-name-complex="Lohit Hindi" style:font-size-complex="14pt" style:font-style-complex="normal" style:font-weight-complex="normal"/>
    </style:style>
    <style:style style:name="P43" style:family="paragraph" style:parent-style-name="Standard">
      <style:text-properties style:text-position="0% 100%" style:font-name="Liberation Serif" fo:font-size="14pt" fo:font-style="normal" fo:font-weight="normal" officeooo:rsid="003aec5c" officeooo:paragraph-rsid="003aec5c" style:font-name-asian="DejaVu Sans" style:font-size-asian="14pt" style:font-style-asian="normal" style:font-weight-asian="normal" style:font-name-complex="Lohit Hindi" style:font-size-complex="14pt" style:font-style-complex="normal" style:font-weight-complex="normal"/>
    </style:style>
    <style:style style:name="P44" style:family="paragraph" style:parent-style-name="Standard">
      <style:text-properties style:text-position="0% 100%" style:font-name="Liberation Serif" fo:font-size="14pt" fo:font-style="normal" fo:font-weight="normal" officeooo:rsid="003c5ecb" officeooo:paragraph-rsid="003c5ecb" style:font-name-asian="DejaVu Sans" style:font-size-asian="14pt" style:font-style-asian="normal" style:font-weight-asian="normal" style:font-name-complex="Lohit Hindi" style:font-size-complex="14pt" style:font-style-complex="normal" style:font-weight-complex="normal"/>
    </style:style>
    <style:style style:name="P45" style:family="paragraph" style:parent-style-name="Standard">
      <style:text-properties style:text-position="0% 100%" style:font-name="Liberation Serif" fo:font-size="14pt" fo:font-style="normal" fo:font-weight="normal" officeooo:rsid="003d43d0" officeooo:paragraph-rsid="003d43d0" style:font-name-asian="DejaVu Sans" style:font-size-asian="14pt" style:font-style-asian="normal" style:font-weight-asian="normal" style:font-name-complex="Lohit Hindi" style:font-size-complex="14pt" style:font-style-complex="normal" style:font-weight-complex="normal"/>
    </style:style>
    <style:style style:name="P46" style:family="paragraph" style:parent-style-name="Standard">
      <style:text-properties fo:font-size="14pt" officeooo:paragraph-rsid="0039dbf1" style:font-size-asian="14pt" style:font-size-complex="14pt"/>
    </style:style>
    <style:style style:name="P47" style:family="paragraph" style:parent-style-name="Standard">
      <style:paragraph-properties fo:text-align="center" style:justify-single-word="false" fo:break-before="page"/>
      <style:text-properties fo:font-size="20pt" officeooo:paragraph-rsid="0039dbf1" style:font-size-asian="20pt" style:font-size-complex="20pt"/>
    </style:style>
    <style:style style:name="T1" style:family="text">
      <style:text-properties fo:font-weight="bold" style:font-weight-asian="bold" style:font-weight-complex="bold"/>
    </style:style>
    <style:style style:name="T2" style:family="text">
      <style:text-properties fo:font-weight="bold" officeooo:rsid="002ca2e4" style:font-weight-asian="bold" style:font-weight-complex="bold"/>
    </style:style>
    <style:style style:name="T3" style:family="text">
      <style:text-properties fo:font-weight="bold" officeooo:rsid="00319a24" style:font-weight-asian="bold" style:font-weight-complex="bold"/>
    </style:style>
    <style:style style:name="T4" style:family="text">
      <style:text-properties fo:font-weight="bold" officeooo:rsid="00323031" style:font-weight-asian="bold" style:font-weight-complex="bold"/>
    </style:style>
    <style:style style:name="T5" style:family="text">
      <style:text-properties fo:font-weight="bold" officeooo:rsid="003277f8" style:font-weight-asian="bold" style:font-weight-complex="bold"/>
    </style:style>
    <style:style style:name="T6" style:family="text">
      <style:text-properties fo:font-weight="bold" officeooo:rsid="003409f9" style:font-weight-asian="bold" style:font-weight-complex="bold"/>
    </style:style>
    <style:style style:name="T7" style:family="text">
      <style:text-properties fo:font-weight="bold" officeooo:rsid="00350ee4" style:font-weight-asian="bold" style:font-weight-complex="bold"/>
    </style:style>
    <style:style style:name="T8" style:family="text">
      <style:text-properties fo:font-weight="bold" officeooo:rsid="0039dbf1" style:font-weight-asian="bold" style:font-weight-complex="bold"/>
    </style:style>
    <style:style style:name="T9" style:family="text">
      <style:text-properties style:text-position="0% 100%" fo:font-style="normal" fo:font-weight="normal" style:font-name-asian="DejaVu Sans" style:font-size-asian="12.25pt" style:font-style-asian="normal" style:font-weight-asian="normal" style:font-name-complex="Lohit Hindi" style:font-style-complex="normal" style:font-weight-complex="normal"/>
    </style:style>
    <style:style style:name="T10" style:family="text">
      <style:text-properties style:text-position="0% 100%" fo:font-style="normal" fo:font-weight="normal" officeooo:rsid="002ca2e4" style:font-name-asian="DejaVu Sans" style:font-size-asian="12.25pt" style:font-style-asian="normal" style:font-weight-asian="normal" style:font-name-complex="Lohit Hindi" style:font-style-complex="normal" style:font-weight-complex="normal"/>
    </style:style>
    <style:style style:name="T11" style:family="text">
      <style:text-properties style:text-position="0% 100%" style:font-name="Liberation Serif" fo:font-style="normal" fo:font-weight="normal" style:font-name-asian="DejaVu Sans" style:font-size-asian="12.25pt" style:font-style-asian="normal" style:font-weight-asian="normal" style:font-name-complex="Lohit Hindi" style:font-style-complex="normal" style:font-weight-complex="normal"/>
    </style:style>
    <style:style style:name="T12" style:family="text">
      <style:text-properties style:text-position="0% 100%" style:font-name="Liberation Serif" fo:font-style="normal" fo:font-weight="normal" officeooo:rsid="002ab161" style:font-name-asian="DejaVu Sans" style:font-size-asian="12.25pt" style:font-style-asian="normal" style:font-weight-asian="normal" style:font-name-complex="Lohit Hindi" style:font-style-complex="normal" style:font-weight-complex="normal"/>
    </style:style>
    <style:style style:name="T13" style:family="text">
      <style:text-properties style:text-position="0% 100%" style:font-name="Liberation Serif" fo:font-style="normal" fo:font-weight="normal" style:font-name-asian="DejaVu Sans" style:font-style-asian="normal" style:font-weight-asian="normal" style:font-name-complex="Lohit Hindi" style:font-style-complex="normal" style:font-weight-complex="normal"/>
    </style:style>
    <style:style style:name="T14" style:family="text">
      <style:text-properties style:text-position="0% 100%" style:font-name="Liberation Serif" fo:font-style="normal" fo:font-weight="normal" officeooo:rsid="002df693" style:font-name-asian="DejaVu Sans" style:font-style-asian="normal" style:font-weight-asian="normal" style:font-name-complex="Lohit Hindi" style:font-style-complex="normal" style:font-weight-complex="normal"/>
    </style:style>
    <style:style style:name="T15" style:family="text">
      <style:text-properties style:text-position="0% 100%" style:font-name="Liberation Serif" fo:font-style="normal" fo:font-weight="normal" officeooo:rsid="002f6381" style:font-name-asian="DejaVu Sans" style:font-style-asian="normal" style:font-weight-asian="normal" style:font-name-complex="Lohit Hindi" style:font-style-complex="normal" style:font-weight-complex="normal"/>
    </style:style>
    <style:style style:name="T16" style:family="text">
      <style:text-properties style:text-position="0% 100%" style:font-name="Liberation Serif" fo:font-style="normal" fo:font-weight="bold" style:font-name-asian="DejaVu Sans" style:font-size-asian="12.25pt" style:font-style-asian="normal" style:font-weight-asian="bold" style:font-name-complex="Lohit Hindi" style:font-style-complex="normal" style:font-weight-complex="bold"/>
    </style:style>
    <style:style style:name="T17" style:family="text">
      <style:text-properties style:text-position="0% 100%" style:font-name="Liberation Serif" fo:font-style="normal" fo:font-weight="bold" officeooo:rsid="002ab161" style:font-name-asian="DejaVu Sans" style:font-size-asian="12.25pt" style:font-style-asian="normal" style:font-weight-asian="bold" style:font-name-complex="Lohit Hindi" style:font-style-complex="normal" style:font-weight-complex="bold"/>
    </style:style>
    <style:style style:name="T18" style:family="text">
      <style:text-properties style:text-position="0% 100%" style:font-name="Liberation Serif" fo:font-style="normal" fo:font-weight="bold" style:font-name-asian="DejaVu Sans" style:font-style-asian="normal" style:font-weight-asian="bold" style:font-name-complex="Lohit Hindi" style:font-style-complex="normal" style:font-weight-complex="bold"/>
    </style:style>
    <style:style style:name="T19" style:family="text">
      <style:text-properties style:text-position="0% 100%" style:font-name="Liberation Serif" fo:font-style="italic" fo:font-weight="normal" officeooo:rsid="002f6381" style:font-name-asian="DejaVu Sans" style:font-style-asian="italic" style:font-weight-asian="normal" style:font-name-complex="Lohit Hindi" style:font-style-complex="italic" style:font-weight-complex="normal"/>
    </style:style>
    <style:style style:name="T20" style:family="text">
      <style:text-properties style:text-position="super 58%"/>
    </style:style>
    <style:style style:name="T21" style:family="text">
      <style:text-properties style:text-position="super 58%" style:font-name="Liberation Serif" fo:font-style="normal" fo:font-weight="normal" style:font-name-asian="DejaVu Sans" style:font-style-asian="normal" style:font-weight-asian="normal" style:font-name-complex="Lohit Hindi" style:font-style-complex="normal" style:font-weight-complex="normal"/>
    </style:style>
    <style:style style:name="T22" style:family="text">
      <style:text-properties style:text-position="super 58%" style:font-name="Liberation Serif" fo:font-style="normal" fo:font-weight="normal" officeooo:rsid="002f6381" style:font-name-asian="DejaVu Sans" style:font-style-asian="normal" style:font-weight-asian="normal" style:font-name-complex="Lohit Hindi" style:font-style-complex="normal" style:font-weight-complex="normal"/>
    </style:style>
    <style:style style:name="T23" style:family="text">
      <style:text-properties style:text-position="super 58%" officeooo:rsid="0036e187"/>
    </style:style>
    <style:style style:name="T24" style:family="text">
      <style:text-properties style:text-position="super 58%" officeooo:rsid="00394068"/>
    </style:style>
    <style:style style:name="T25" style:family="text">
      <style:text-properties officeooo:rsid="00071e00"/>
    </style:style>
    <style:style style:name="T26" style:family="text">
      <style:text-properties officeooo:rsid="002ab161"/>
    </style:style>
    <style:style style:name="T27" style:family="text">
      <style:text-properties officeooo:rsid="002f6381"/>
    </style:style>
    <style:style style:name="T28" style:family="text">
      <style:text-properties officeooo:rsid="00319a24"/>
    </style:style>
    <style:style style:name="T29" style:family="text">
      <style:text-properties officeooo:rsid="00323031"/>
    </style:style>
    <style:style style:name="T30" style:family="text">
      <style:text-properties fo:font-style="italic" officeooo:rsid="00323031" style:font-style-asian="italic" style:font-style-complex="italic"/>
    </style:style>
    <style:style style:name="T31" style:family="text">
      <style:text-properties officeooo:rsid="00330413"/>
    </style:style>
    <style:style style:name="T32" style:family="text">
      <style:text-properties officeooo:rsid="003409f9"/>
    </style:style>
    <style:style style:name="T33" style:family="text">
      <style:text-properties style:text-position="sub 58%"/>
    </style:style>
    <style:style style:name="T34" style:family="text">
      <style:text-properties officeooo:rsid="00350ee4"/>
    </style:style>
    <style:style style:name="T35" style:family="text">
      <style:text-properties officeooo:rsid="00367330"/>
    </style:style>
    <style:style style:name="T36" style:family="text">
      <style:text-properties officeooo:rsid="0036e187"/>
    </style:style>
    <style:style style:name="T37" style:family="text">
      <style:text-properties officeooo:rsid="0038c221"/>
    </style:style>
    <style:style style:name="T38" style:family="text">
      <style:text-properties officeooo:rsid="0038cd45"/>
    </style:style>
    <style:style style:name="T39" style:family="text">
      <style:text-properties officeooo:rsid="0039dbf1"/>
    </style:style>
    <style:style style:name="T40" style:family="text">
      <style:text-properties officeooo:rsid="003aa2ee"/>
    </style:style>
    <style:style style:name="T41" style:family="text">
      <style:text-properties officeooo:rsid="003aec5c"/>
    </style:style>
    <style:style style:name="T42" style:family="text">
      <style:text-properties officeooo:rsid="003c5ecb"/>
    </style:style>
    <style:style style:name="T43" style:family="text">
      <style:text-properties officeooo:rsid="003d43d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eataxe-64</text:p>
      <text:p text:style-name="P2">Field <text:span text:style-name="T26">Tables and data</text:span>.</text:p>
      <text:p text:style-name="P1">Richard Parker <text:span text:style-name="T26">15.9</text:span>.201<text:span text:style-name="T25">6</text:span></text:p>
      <text:p text:style-name="P11"/>
      <text:p text:style-name="P12">Section 1 – Introduction</text:p>
      <text:p text:style-name="P3"/>
      <text:p text:style-name="P4">This document <text:span text:style-name="T12">takes a fresh look at what information </text:span><text:span text:style-name="T17">should</text:span><text:span text:style-name="T12"> be stored in the field tables.</text:span></text:p>
      <text:p text:style-name="P15"/>
      <text:p text:style-name="P16">In general, the FieldSet routine computes a large collection of data and lookup tables specific to the field, and this has grown organically during version 1 development. <text:s/>It is time to consider what should be there, and to start the process of rationalizing and documenting this data. <text:s/>The data is available for programs to use, as well as speeding up the functions of the field module itself, and this requires some stability.</text:p>
      <text:p text:style-name="P16"/>
      <text:p text:style-name="P5"><text:span text:style-name="T11">The basic aim is that FieldSet should take no more than 20 milliseconds, and occupy no more than 4 megabytes. <text:s/>It may later that some tables be needed that exceed these limits, so that either a flag must be set to request data, but this has not really happened yet. <text:s/>Once set, the FIELD structure is </text:span><text:span text:style-name="T16">movable</text:span><text:span text:style-name="T11"> and </text:span><text:span text:style-name="T16">read only</text:span><text:span text:style-name="T11">. <text:s/>It would be possible to use realloc if more space were needed, and to add data to the extra space afterwards provided this is done before any thread starts to use it.</text:span></text:p>
      <text:p text:style-name="P16"/>
      <text:p text:style-name="P16">To achieve this objective of relocation, the tables are accessed by adding a field Tfoo (for at table foo) to the byte address of the start of the FIELD structure. <text:s/>This must frequently be cast to the correct form. <text:s/>For example, log16 is a 16-bit table, so that access is obtained by . . .</text:p>
      <text:p text:style-name="P16"/>
      <text:p text:style-name="P31"><text:s text:c="4"/>uint16_t *log16;</text:p>
      <text:p text:style-name="P14"><text:span text:style-name="T9"><text:s text:c="4"/></text:span><text:span text:style-name="T10">FIELD * f;</text:span></text:p>
      <text:p text:style-name="P31"><text:s text:c="4"/>. . . .</text:p>
      <text:p text:style-name="P14"><text:span text:style-name="T9"><text:s text:c="4"/>log16 = (uint16_t) ((</text:span><text:span text:style-name="T10">char</text:span><text:span text:style-name="T9"> *) f) + f-&gt;Tlog16;</text:span></text:p>
      <text:p text:style-name="P17"><text:s/></text:p>
      <text:p text:style-name="P32"><text:span text:style-name="T1">Section </text:span><text:span text:style-name="T2">2</text:span><text:span text:style-name="T1"> – </text:span><text:span text:style-name="T2">Simple data</text:span></text:p>
      <text:p text:style-name="P6"/>
      <text:p text:style-name="P18">The following are the fields of the FIELD structure that are likely to be of use to the programmer.</text:p>
      <text:p text:style-name="P18"/>
      <text:p text:style-name="P7"><text:span text:style-name="T13">uint64_t<text:tab/></text:span><text:span text:style-name="T18">fdef</text:span><text:span text:style-name="T13"><text:tab/><text:tab/>The order of the field fdef = p</text:span><text:span text:style-name="T21">d</text:span><text:span text:style-name="T13">.</text:span></text:p>
      <text:p text:style-name="P7"><text:span text:style-name="T13">uint64_t<text:tab/></text:span><text:span text:style-name="T18">charc</text:span><text:span text:style-name="T13"><text:tab/><text:tab/>The characteristic p of the field.</text:span></text:p>
      <text:p text:style-name="P7"><text:span text:style-name="T13">uint64_t<text:tab/></text:span><text:span text:style-name="T18">pow</text:span><text:span text:style-name="T13"><text:tab/><text:tab/>The degree d of the field extension.</text:span></text:p>
      <text:p text:style-name="P7"><text:span text:style-name="T13">uint64_t<text:tab/></text:span><text:span text:style-name="T18">entbyte</text:span><text:span text:style-name="T13"><text:tab/>The number of Dfmt field entries in a byte, or 1 if a field entry</text:span></text:p>
      <text:p text:style-name="P18"><text:tab/><text:tab/><text:tab/><text:tab/>occupies more than a byte.</text:p>
      <text:p text:style-name="P7"><text:span text:style-name="T13">uint64_t<text:tab/></text:span><text:span text:style-name="T18">bytesper</text:span><text:span text:style-name="T13"><text:tab/>The number of bytes occupied by the smallest unit of Dfmt.</text:span></text:p>
      <text:p text:style-name="P18"><text:tab/><text:tab/><text:tab/><text:tab/>Hence a <text:span text:style-name="T27">Dfmt </text:span>row of noc columns occupies (noc*bytesper)/entbyte</text:p>
      <text:p text:style-name="P18"><text:tab/><text:tab/><text:tab/><text:tab/><text:span text:style-name="T27">bytes, </text:span>with the division rounded up.</text:p>
      <text:p text:style-name="P7"><text:span text:style-name="T13">uint64_t<text:tab/></text:span><text:span text:style-name="T18">conp</text:span><text:span text:style-name="T13"><text:tab/><text:tab/>The Conway Polynomial for the field in the form x</text:span><text:span text:style-name="T21">d</text:span><text:span text:style-name="T13"> = conp.</text:span></text:p>
      <text:p text:style-name="P7"><text:span text:style-name="T13"><text:tab/><text:tab/><text:tab/><text:tab/>This is always set if FieldSet</text:span><text:span text:style-name="T14">1 </text:span><text:span text:style-name="T13">is called with </text:span><text:span text:style-name="T15">flags&amp;3==1, or if the</text:span></text:p>
      <text:p text:style-name="P8"><text:span text:style-name="T15"><text:tab/><text:tab/><text:tab/><text:tab/></text:span><text:span text:style-name="T19">characteristic</text:span><text:span text:style-name="T15"> has (char-1) divisible by no number x greater than 2</text:span><text:span text:style-name="T22">32</text:span><text:span text:style-name="T15"> </text:span></text:p>
      <text:p text:style-name="P8"><text:span text:style-name="T15"><text:tab/><text:tab/><text:tab/><text:tab/>that has no prime factor less than 2</text:span><text:span text:style-name="T22">16</text:span><text:span text:style-name="T15">. <text:s/>Otherwise said, with flags==0 it</text:span></text:p>
      <text:p text:style-name="P8"><text:span text:style-name="T15"><text:tab/><text:tab/><text:tab/><text:tab/>is set except for some primes &gt; 2</text:span><text:span text:style-name="T22">32</text:span><text:span text:style-name="T15">. <text:s/>If it is not set, it is zero, which is</text:span></text:p>
      <text:p text:style-name="P20"><text:tab/><text:tab/><text:tab/><text:tab/>never a possible value for conp.</text:p>
      <text:p text:style-name="P19">int <text:s text:c="2"/><text:tab/><text:tab/><text:span text:style-name="T1">paktyp</text:span><text:tab/><text:span text:style-name="T28">An encoding (suitable for switch statements) as to how data is packed</text:span></text:p>
      <text:p text:style-name="P19"><text:tab/><text:tab/><text:tab/><text:tab/><text:span text:style-name="T28">in Dfmt. <text:s/>The possible values are 0 to 8</text:span></text:p>
      <text:p text:style-name="P19"><text:tab/><text:tab/><text:tab/><text:tab/><text:span text:style-name="T28">0 <text:s text:c="2"/>uint64_t<text:tab/><text:tab/>1 uint32_t<text:tab/><text:tab/>2 uint16_t<text:tab/><text:tab/>3 uint8_t</text:span></text:p>
      <text:p text:style-name="P19"><text:tab/><text:tab/><text:tab/><text:tab/><text:span text:style-name="T28">4 <text:s text:c="2"/>two entries in each byte so fdef in {7,8,9,11,13,16}</text:span></text:p>
      <text:p text:style-name="P21"><text:tab/><text:tab/><text:tab/><text:tab/>5 <text:s text:c="2"/>three entries per byte so fdef is 5</text:p>
      <text:p text:style-name="P19"><text:tab/><text:tab/><text:tab/><text:tab/><text:span text:style-name="T28">6 <text:s text:c="2"/>four entries per byte so fdef is 4<text:tab/><text:tab/></text:span></text:p>
      <text:p text:style-name="P21"><text:tab/><text:tab/><text:tab/><text:tab/>7 <text:s text:c="2"/>five entries per byte so fdef is 3</text:p>
      <text:p text:style-name="P19"><text:tab/><text:tab/><text:tab/><text:tab/><text:span text:style-name="T28">8 <text:s text:c="2"/>eight entries per byte (q=2)</text:span></text:p>
      <text:p text:style-name="P19"/>
      <text:p text:style-name="P13"><text:span text:style-name="T1">Section </text:span><text:span text:style-name="T5">3</text:span><text:span text:style-name="T1"> – </text:span><text:span text:style-name="T5">Barrett </text:span><text:span text:style-name="T6">methods.</text:span></text:p>
      <text:p text:style-name="P10"/>
      <text:p text:style-name="P23">Division is slow on the x86, and in many cases, rather than compute x/y it is faster to multiply by, <text:span text:style-name="T36">say,</text:span> 2<text:span text:style-name="T23">76</text:span>/y (rounded up) and take the top <text:span text:style-name="T36">52 bits</text:span> of the resulting 128-bit product. <text:s/>For example on the Haswell chip (according to Agner Fog) the 64x64→ 128 multiply can execute once per clock, with a latency of 3, whereas even a 32-bit division can only execute one per nine clocks, with a latency at least 22, <text:span text:style-name="T32">and 64 bit working is even slower</text:span>. <text:s/>The “pcrit” routines provide a routine pcb<text:span text:style-name="T36">76</text:span>(x,b) to return the top <text:span text:style-name="T36">52 bits</text:span> of a*b, and (with care) by using b = 2<text:span text:style-name="T23">76</text:span>/y rounded up, this can guarantee to compute x/y correctly in all cases of interest. <text:s/><text:span text:style-name="T31">pcb76p(y) returns this b (using division!).</text:span></text:p>
      <text:p text:style-name="P23"/>
      <text:p text:style-name="P24">More specifically <text:span text:style-name="T32">i</text:span>f z = x/y is frequently required for the same y, Barrett-<text:span text:style-name="T36">76</text:span> works provided <text:span text:style-name="T36">y is at least 4096 (so that 2</text:span><text:span text:style-name="T23">7</text:span><text:span text:style-name="T24">6</text:span><text:span text:style-name="T36">/y fits in 64 bits) and</text:span> z.y<text:span text:style-name="T20">2</text:span> &lt; 2<text:span text:style-name="T23">76</text:span><text:span text:style-name="T20"> </text:span>(and in a few other cases as well, depending on how little rounding up was required in the computation of 2<text:span text:style-name="T23">76</text:span>/y) and is likely to be the best way to proceed if it works.</text:p>
      <text:p text:style-name="P24"><text:soft-page-break/></text:p>
      <text:p text:style-name="P25">This is particularly necessary when working in large fields of small odd characteristic. <text:s/>For various reasons we need to be able to convert a single extension field element into the string of coefficients, and the field module provides data to assist with this. <text:s/><text:span text:style-name="T36">Notice that in characteristic 2 this is not an issue, as the required operations can be done by bit-shuffling (or, to put it another way, division by powers of 2 can be done by shifting).</text:span></text:p>
      <text:p text:style-name="P25"/>
      <text:p text:style-name="P28">Each characteristic has its own <text:span text:style-name="T1">blev</text:span> degree, which is chosen by FieldSet. <text:s/>For primes above 16777216 (2<text:span text:style-name="T20">24</text:span>) this is zero – Barrett is no longer useful. <text:s/>For primes between 257 and 16777216, it is 1 and there is no Tsplit look-up table (see below). <text:s text:c="3"/>The first few values are . . .</text:p>
      <text:p text:style-name="P28"/>
      <text:p text:style-name="P28">p = 3, <text:s/>blev = 8<text:tab/><text:tab/>p = 5, <text:s/>blev = 6<text:tab/><text:tab/>p = 7, <text:s/>blev=5<text:tab/><text:tab/>p=11,<text:span text:style-name="T38">13, <text:s/></text:span>blev=4.</text:p>
      <text:p text:style-name="P29">P in {17 . . . 37} blev = <text:tab/>3<text:tab/><text:tab/><text:span text:style-name="T37"> p in {41 . . . 251} blev=2<text:tab/></text:span></text:p>
      <text:p text:style-name="P29"><text:span text:style-name="T37">p in {257 . . . 16,777,216} blev=1 and there is no “split” table </text:span>(see below).</text:p>
      <text:p text:style-name="P29"/>
      <text:p text:style-name="P29"><text:span text:style-name="T1">B76m</text:span> (the Barrett-76 multiplier) is set to 2<text:span text:style-name="T20">76</text:span>/(p<text:span text:style-name="T20">blev</text:span>) rounded up, so that integers can be readily chopped into chunks of blev coefficients suitable for use with the “split” table.</text:p>
      <text:p text:style-name="P29"/>
      <text:p text:style-name="P30">Unfortunately Barret-72 cannot be used for the largest fields of each characteristic as a result of the requirement that x.y<text:span text:style-name="T20">2</text:span> be less than 2<text:span text:style-name="T20">72</text:span>. <text:s/></text:p>
      <text:p text:style-name="P29"/>
      <text:p text:style-name="P29">There is then a <text:span text:style-name="T1">split</text:span> lookup table for primes below 256 so that numbers less than p<text:span text:style-name="T20">blev</text:span> are split into the separate coefficients, one in each byte. <text:s/>Hence the split table is of type uint8_t[8], or as a single uint64_t. <text:s/></text:p>
      <text:p text:style-name="P28"/>
      <text:p text:style-name="P28">There is then a l</text:p>
      <text:p text:style-name="P25"/>
      <text:p text:style-name="P25">Each characteristic has its own specific <text:span text:style-name="T1">spaclev</text:span> degree. <text:s/>As an example, the prime 3 has a spaclev of 6. <text:s/>Assistance is provided to chop an extension field up into chunks, and to provide look-up tables for a chunk. <text:s/>In particular, if the degree does not exceed spaclev, these tables can be used directly.</text:p>
      <text:p text:style-name="P25"/>
      <text:p text:style-name="P27">In particular two lookup-tables (spac and sqid) are provided <text:span text:style-name="T35">for “small” odd characteristics </text:span>to “space” the entries of a chunk out so that addition does not overflow, and to squidge the result back together again. <text:s/>This is made a little more complicated so that the same tables can be used also for subtraction.</text:p>
      <text:p text:style-name="P25"/>
      <text:p text:style-name="P25">More specifically, let h = –1/2, so that h+h+1=0 <text:span text:style-name="T34">(all mod p).</text:span></text:p>
      <text:p text:style-name="P25"/>
      <text:p text:style-name="P26">The <text:span text:style-name="T1">spac</text:span> table computes, for a whole chunk, the value of a<text:span text:style-name="T33">i</text:span>+h (mod p) and makes an integer where these values are multiplied by powers of 2p-1 rather than p, so that addition does not overflow. <text:s/>The <text:span text:style-name="T1">sqid</text:span> table reduces 1+x mod p and brings the results back into the powers-of-p notation. <text:s/>Hence x+<text:span text:style-name="T34">y = sqid[spac[x]+spac[y]].</text:span></text:p>
      <text:p text:style-name="P26"><text:soft-page-break/></text:p>
      <text:p text:style-name="P26"><text:span text:style-name="T34">Similarly x – y = sqid[spac[x]–spac[y]+spaczero], where </text:span><text:span text:style-name="T7">spaczero</text:span><text:span text:style-name="T34"> is the constant p-1 in each position, needed to recover from any underflow. <text:s/>Notice that h+h = p-1 mod p. </text:span><text:s/></text:p>
      <text:p text:style-name="P33"><text:span text:style-name="T1">Section </text:span><text:span text:style-name="T5">4</text:span><text:span text:style-name="T1"> – </text:span><text:span text:style-name="T3">General Purpose Tables.</text:span></text:p>
      <text:p text:style-name="P9"/>
      <text:p text:style-name="P21"><text:span text:style-name="T1">log16</text:span><text:tab/><text:tab/>This is present if and only if the field has order at most 65536, in which case</text:p>
      <text:p text:style-name="P21"><text:tab/><text:tab/>log16[x] gives the power of the primitive root that is x. <text:s/>The value of log16[0] is</text:p>
      <text:p text:style-name="P22"><text:tab/><text:tab/><text:span text:style-name="T29">set to 0xffff, which is not a possible value for any field. <text:s/>It contains precisely fdef</text:span></text:p>
      <text:p text:style-name="P22"><text:tab/><text:tab/><text:span text:style-name="T29">entries.</text:span></text:p>
      <text:p text:style-name="P22"><text:span text:style-name="T4">alog16</text:span> <text:tab/><text:span text:style-name="T29">This is also present if and only if the field has order at most 65536, in which case</text:span></text:p>
      <text:p text:style-name="P22"><text:tab/><text:tab/><text:span text:style-name="T29">alog16[x] give the x’th power of the primitive element. <text:s/>It contains precisely</text:span></text:p>
      <text:p text:style-name="P22"><text:tab/><text:tab/><text:span text:style-name="T29">2*fdef entries (so the largest legal index is 2*fdef-1) allowing for multiplication of</text:span></text:p>
      <text:p text:style-name="P22"><text:span text:style-name="T29"><text:tab/><text:tab/>two </text:span><text:span text:style-name="T30">non-zero</text:span><text:span text:style-name="T29"> values x and y to be done without reduction . . .</text:span></text:p>
      <text:p text:style-name="P22"><text:tab/><text:tab/><text:span text:style-name="T29">x*y = alog16[log16[x]+log16[y]].</text:span></text:p>
      <text:p text:style-name="P21">===================================================================</text:p>
      <text:p text:style-name="P18"/>
      <text:p text:style-name="P18"><text:s text:c="4"/>int TSqrt; <text:s text:c="13"/>// sqrt table if charc&lt;65536</text:p>
      <text:p text:style-name="P18">/* ================================ */</text:p>
      <text:p text:style-name="P18"/>
      <text:p text:style-name="P18"/>
      <text:p text:style-name="P18">uint64 qstep; <text:s/>/* fdef/charc */</text:p>
      <text:p text:style-name="P18">uint64 bar41;</text:p>
      <text:p text:style-name="P18">uint64 sqpower;</text:p>
      <text:p text:style-name="P18">uint64 sqpower2;</text:p>
      <text:p text:style-name="P18">uint64_t b128a;</text:p>
      <text:p text:style-name="P18">uint64_t b128b;</text:p>
      <text:p text:style-name="P18"/>
      <text:p text:style-name="P18"/>
      <text:p text:style-name="P18">uint32 dbytevals;</text:p>
      <text:p text:style-name="P18">uint32 qminus1;</text:p>
      <text:p text:style-name="P18">uint32 p32;</text:p>
      <text:p text:style-name="P18">/* 0-64bit 1-32bit 2-16bit 3-8bit 4-2inbyte 5-mod5 6-GF4 7-mod3 8-mod2 */</text:p>
      <text:p text:style-name="P18"/>
      <text:p text:style-name="P18">uint16 spaczero;</text:p>
      <text:p text:style-name="P18">uint16 spacneg;</text:p>
      <text:p text:style-name="P18"/>
      <text:p text:style-name="P18">int <text:s text:c="2"/>addtyp;</text:p>
      <text:p text:style-name="P18">int <text:s text:c="2"/>multyp;</text:p>
      <text:p text:style-name="P18">int <text:s text:c="2"/>dsmadtyp;</text:p>
      <text:p text:style-name="P18">int <text:s text:c="2"/>spaclev;</text:p>
      <text:p text:style-name="P18">int <text:s text:c="2"/>Tlog16;</text:p>
      <text:p text:style-name="P18">int <text:s text:c="2"/>Talog16;</text:p>
      <text:p text:style-name="P18">int <text:s text:c="2"/>Tspac16;</text:p>
      <text:p text:style-name="P18">int <text:s text:c="2"/>Tsqid16;</text:p>
      <text:p text:style-name="P18">int <text:s text:c="2"/>Tred16;</text:p>
      <text:p text:style-name="P18">int <text:s text:c="2"/>Tzech16;</text:p>
      <text:p text:style-name="P18"><text:soft-page-break/>int <text:s text:c="2"/>Trdlg16;</text:p>
      <text:p text:style-name="P18"/>
      <text:p text:style-name="P18">int <text:s text:c="2"/>Tlate8;</text:p>
      <text:p text:style-name="P18">int <text:s text:c="2"/>Tearly8;</text:p>
      <text:p text:style-name="P18">int <text:s text:c="2"/>Tinv8;</text:p>
      <text:p text:style-name="P18">int <text:s text:c="2"/>Tmul8;</text:p>
      <text:p text:style-name="P18">int <text:s text:c="2"/>Tadd8;</text:p>
      <text:p text:style-name="P18">int <text:s text:c="2"/>Tsub8;</text:p>
      <text:p text:style-name="P18"/>
      <text:p text:style-name="P18">int <text:s text:c="2"/>Thpv;</text:p>
      <text:p text:style-name="P18">int <text:s text:c="2"/>Thpa;</text:p>
      <text:p text:style-name="P18">int <text:s text:c="2"/>Thpb;</text:p>
      <text:p text:style-name="P18">int <text:s text:c="2"/>Thpc;</text:p>
      <text:p text:style-name="P18">int <text:s text:c="2"/>linf;</text:p>
      <text:p text:style-name="P18"/>
      <text:p text:style-name="P47"><text:span text:style-name="T8">Appendix 1</text:span><text:span text:style-name="T1">– </text:span><text:span text:style-name="T8">Thoughts on Barrett</text:span><text:span text:style-name="T3">.</text:span></text:p>
      <text:p text:style-name="P46"/>
      <text:p text:style-name="P35"><text:span text:style-name="T39">The Barrett method of converting division into multiplication can be used in various places in metaxe64, but I am unclear exactly what powers of 2 to implement.</text:span></text:p>
      <text:p text:style-name="P35"/>
      <text:p text:style-name="P36">One approach is to pass the number of bits to the routines, so that it is of general purpose use. <text:s/>If we do this, the assembler Barrett subroutine looks like this . . .</text:p>
      <text:p text:style-name="P36"/>
      <text:p text:style-name="P37"><text:s text:c="4"/>movq <text:s text:c="3"/>%rdi,%rax</text:p>
      <text:p text:style-name="P37"><text:s text:c="4"/>movb <text:s text:c="3"/>%dl,%cl</text:p>
      <text:p text:style-name="P37"><text:s text:c="4"/>mulq <text:s text:c="3"/>%rsi</text:p>
      <text:p text:style-name="P37"><text:s text:c="4"/>movq <text:s text:c="3"/>%rdx,%rax</text:p>
      <text:p text:style-name="P37"><text:s text:c="4"/>shrq <text:s text:c="3"/>%cl,%rax</text:p>
      <text:p text:style-name="P37"><text:s text:c="4"/>ret</text:p>
      <text:p text:style-name="P40"/>
      <text:p text:style-name="P41">The trouble with this approach is that the shift using %cl is three P06 mu-ops which, along with the P0156 movb instruction <text:span text:style-name="T40">and the need to supply the third parameter</text:span> approximately doubles the execution time of this routine <text:span text:style-name="T40">and adds a little to the complexity also</text:span>.</text:p>
      <text:p text:style-name="P41"/>
      <text:p text:style-name="P41"><text:span text:style-name="T40">The alternative is to choose a set of shifts and to write one routine for each shift, so that instead of writing</text:span></text:p>
      <text:p text:style-name="P41"/>
      <text:p text:style-name="P38"><text:s text:c="4"/><text:span text:style-name="T40">bar(felt,f-&gt;bmult,f-&gt;shift)</text:span></text:p>
      <text:p text:style-name="P41"/>
      <text:p text:style-name="P42">we write, for example</text:p>
      <text:p text:style-name="P42"/>
      <text:p text:style-name="P39"><text:s text:c="4"/>bar76(felt,f-&gt;bmult) </text:p>
      <text:p text:style-name="P42"/>
      <text:p text:style-name="P42">A third approach is to just use the 64-bit version, which is yet faster – avoiding the shift altogether.</text:p>
      <text:p text:style-name="P42"/>
      <text:p text:style-name="P42">Which approach should I take?</text:p>
      <text:p text:style-name="P42"/>
      <text:p text:style-name="P42">Let’s look at the requirements to see what we actually need.</text:p>
      <text:p text:style-name="P42"/>
      <text:p text:style-name="P42">1. <text:s/>The extraction phase of Albrecht extension fields. <text:s/>This only happens for odd characteristics out of range of the look-up method – so the extension field has order approaching 50,000 at least, though 6561 is the limit for p=3 if we look-up straight into bytes, which we probably do.</text:p>
      <text:p text:style-name="P42"/>
      <text:p text:style-name="P42">2. <text:s/>Addition and subtraction in large extension fields. <text:s/>Here we need to get into range of spac/sqid, which is a bit smaller, but still <text:span text:style-name="T41">over 500 in every case.</text:span></text:p>
      <text:p text:style-name="P42"/>
      <text:p text:style-name="P43">3. <text:s/>There is something to be said for using Barrett in qmul etc. as used in FieldSet (and other <text:soft-page-break/>places for large fields at present).</text:p>
      <text:p text:style-name="P43"/>
      <text:p text:style-name="P43">4. <text:s/>It may have a use for some primes in the linear forms, where the need is to reduce modulo p.</text:p>
      <text:p text:style-name="P43"/>
      <text:p text:style-name="P45">5. <text:s/>For Dfmt meataxe work, DSMad currently uses qmul for large non-prime fields. <text:s/>This should probably be done better at some point.</text:p>
      <text:p text:style-name="P43"/>
      <text:p text:style-name="P43"><text:span text:style-name="T43">6</text:span>. <text:s/>Perhaps the most important question is whether it has a place converting Cfmt to Dfmt for some primes.</text:p>
      <text:p text:style-name="P42"/>
      <text:p text:style-name="P43">I’ll take the last one first.</text:p>
      <text:p text:style-name="P43"/>
      <text:p text:style-name="P43">Typically for large primes, Cfmt consists of vector-packed 64-bit words containing N entries for various values of N ranging from 1 (for the largest primes) through to perhaps 9 (for the prime 11 if using 7-bits per entry turns out to be best). <text:s/>These may be biased and need reduction, and there are two questions to ask . . . is it best to do this vectorized (limited by the instruction set available) or scalar (limited by the need to do each one separately). <text:s/>One approach is to use vectorized AND, XOR, and a sequence of shifts the add/subtract to perform the reduction. <text:s/><text:span text:style-name="T42">In any case it seems unlikely that scalar operation will be competitive (at least on Haswell, and certainly on AVX-512) so I think it safe to conclude that point 5 will not use this routine.</text:span></text:p>
      <text:p text:style-name="P43"/>
      <text:p text:style-name="P44">For requirement 4, the prime will certainly be at most 2<text:span text:style-name="T20">32</text:span>, as otherwise there is no extension field of order 2<text:span text:style-name="T20">64</text:span> to work in. <text:s/>This is probably a vote for the 64-bit routine, as it is fastest.</text:p>
      <text:p text:style-name="P44"/>
      <text:p text:style-name="P44">For requirement 3, we are at an early phase of FieldSet and have not yet made much in the way of look-up tables. <text:s/>Probably the main need is to speed up qmu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OpenSymbol" svg:font-family="OpenSymbol"/>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Footer" style:family="paragraph" style:parent-style-name="Standard" style:class="extra">
      <style:paragraph-properties text:number-lines="false" text:line-number="0">
        <style:tab-stops>
          <style:tab-stop style:position="9.495cm" style:type="center"/>
          <style:tab-stop style:position="18.99cm" style:type="right"/>
        </style:tab-stops>
      </style:paragraph-properties>
    </style:style>
    <style:style style:name="Header" style:family="paragraph" style:parent-style-name="Standard" style:class="extra">
      <style:paragraph-properties text:number-lines="false" text:line-number="0">
        <style:tab-stops>
          <style:tab-stop style:position="9.495cm" style:type="center"/>
          <style:tab-stop style:position="18.99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2.29cm" fo:page-height="28.94cm" style:num-format="1" style:print-orientation="portrait" fo:margin-top="1cm" fo:margin-bottom="1cm" fo:margin-left="0.9cm" fo:margin-right="2.401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2.29cm" fo:page-height="28.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hard Parker</meta:initial-creator>
    <meta:creation-date>2011-02-22T04:16:32</meta:creation-date>
    <dc:date>2016-09-16T04:57:27.281906851</dc:date>
    <meta:editing-duration>P4DT1H20M3S</meta:editing-duration>
    <meta:editing-cycles>389</meta:editing-cycles>
    <meta:generator>LibreOffice/5.1.4.2$Linux_X86_64 LibreOffice_project/10m0$Build-2</meta:generator>
    <meta:printed-by>User </meta:printed-by>
    <meta:print-date>2012-07-06T16:23:45</meta:print-date>
    <meta:document-statistic meta:table-count="0" meta:image-count="0" meta:object-count="0" meta:page-count="8" meta:paragraph-count="128" meta:word-count="1960" meta:character-count="11091" meta:non-whitespace-character-count="8959"/>
  </office:meta>
</office:document-meta>
</file>